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sing System;</text:p>
      <text:p text:style-name="Normal"/>
      <text:p text:style-name="Normal">// 1. SRP - Single Responsibility Principle</text:p>
      <text:p text:style-name="Normal">public class Employee</text:p>
      <text:p text:style-name="Normal">{</text:p>
      <text:p text:style-name="Normal"><text:s text:c="4"/>public int Id { get; set; }</text:p>
      <text:p text:style-name="Normal"><text:s text:c="4"/>public string Name { get; set; }</text:p>
      <text:p text:style-name="Normal">}</text:p>
      <text:p text:style-name="Normal"/>
      <text:p text:style-name="Normal">public class EmployeeDetails : Employee</text:p>
      <text:p text:style-name="Normal">{</text:p>
      <text:p text:style-name="Normal"><text:s text:c="4"/>public void setId(int Id) { base.Id = Id; }</text:p>
      <text:p text:style-name="Normal"><text:s text:c="4"/>public int getId() { return base.Id; }</text:p>
      <text:p text:style-name="Normal"><text:s text:c="4"/>public void setName(string Name) { base.Name = Name; }</text:p>
      <text:p text:style-name="Normal"><text:s text:c="4"/>public string getName() { return base.Name; }</text:p>
      <text:p text:style-name="Normal">}</text:p>
      <text:p text:style-name="Normal"/>
      <text:p text:style-name="Normal">// 2. OCP - Open Closed Principle via Interface (preferred for DIP too)</text:p>
      <text:p text:style-name="Normal">public interface ISalaryCalculation</text:p>
      <text:p text:style-name="Normal">{</text:p>
      <text:p text:style-name="Normal"><text:s text:c="4"/>double salary(double amount, int days);</text:p>
      <text:p text:style-name="Normal">}</text:p>
      <text:p text:style-name="Normal"/>
      <text:p text:style-name="Normal">public class ManagerSalaryCalculation : ISalaryCalculation</text:p>
      <text:p text:style-name="Normal">{</text:p>
      <text:p text:style-name="Normal"><text:s text:c="4"/>public double salary(double amount, int days) =&gt; amount * days;</text:p>
      <text:soft-page-break/>
      <text:p text:style-name="Normal">}</text:p>
      <text:p text:style-name="Normal"/>
      <text:p text:style-name="Normal">public class SalesSalaryCalculation : ISalaryCalculation</text:p>
      <text:p text:style-name="Normal">{</text:p>
      <text:p text:style-name="Normal"><text:s text:c="4"/>public double salary(double amount, int days) =&gt; amount * days;</text:p>
      <text:p text:style-name="Normal">}</text:p>
      <text:p text:style-name="Normal"/>
      <text:p text:style-name="Normal">// 3. LSP - Liskov Substitution Principle</text:p>
      <text:p text:style-name="Normal">public class InternalEmployee : EmployeeDetails</text:p>
      <text:p text:style-name="Normal">{</text:p>
      <text:p text:style-name="Normal"><text:s text:c="4"/>public virtual int InsuranceCalculation() =&gt; 20000;</text:p>
      <text:p text:style-name="Normal">}</text:p>
      <text:p text:style-name="Normal"/>
      <text:p text:style-name="Normal">public class Manager : InternalEmployee</text:p>
      <text:p text:style-name="Normal">{</text:p>
      <text:p text:style-name="Normal"><text:s text:c="4"/>public override int InsuranceCalculation() =&gt; base.InsuranceCalculation();</text:p>
      <text:p text:style-name="Normal">}</text:p>
      <text:p text:style-name="Normal"/>
      <text:p text:style-name="Normal">public class ContractEmployee : EmployeeDetails { }</text:p>
      <text:p text:style-name="Normal"/>
      <text:p text:style-name="Normal">// 4. ISP - Interface Segregation Principle</text:p>
      <text:p text:style-name="Normal">public interface Iread { void read(); }</text:p>
      <text:p text:style-name="Normal"/>
      <text:p text:style-name="Normal">public interface Icrud : Iread</text:p>
      <text:p text:style-name="Normal">{</text:p>
      <text:p text:style-name="Normal"><text:s text:c="4"/>void create();</text:p>
      <text:soft-page-break/>
      <text:p text:style-name="Normal"><text:s text:c="4"/>void update();</text:p>
      <text:p text:style-name="Normal"><text:s text:c="4"/>void delete();</text:p>
      <text:p text:style-name="Normal">}</text:p>
      <text:p text:style-name="Normal"/>
      <text:p text:style-name="Normal">public class Managing : Icrud</text:p>
      <text:p text:style-name="Normal">{</text:p>
      <text:p text:style-name="Normal"><text:s text:c="4"/>public void create() =&gt; Console.WriteLine("database created");</text:p>
      <text:p text:style-name="Normal"><text:s text:c="4"/>public void update() =&gt; Console.WriteLine("database updated");</text:p>
      <text:p text:style-name="Normal"><text:s text:c="4"/>public void delete() =&gt; Console.WriteLine("database deleted");</text:p>
      <text:p text:style-name="Normal"><text:s text:c="4"/>public void read() =&gt; Console.WriteLine("crud reads the data");</text:p>
      <text:p text:style-name="Normal">}</text:p>
      <text:p text:style-name="Normal"/>
      <text:p text:style-name="Normal">public class Report : Iread</text:p>
      <text:p text:style-name="Normal">{</text:p>
      <text:p text:style-name="Normal"><text:s text:c="4"/>public void read() =&gt; Console.WriteLine("data readed");</text:p>
      <text:p text:style-name="Normal">}</text:p>
      <text:p text:style-name="Normal"/>
      <text:p text:style-name="Normal">// 5. DIP - Dependency Inversion Principle</text:p>
      <text:p text:style-name="Normal">public class SalaryService</text:p>
      <text:p text:style-name="Normal">{</text:p>
      <text:p text:style-name="Normal"><text:s text:c="4"/>private readonly ISalaryCalculation _calculation;</text:p>
      <text:p text:style-name="Normal"/>
      <text:p text:style-name="Normal"><text:s text:c="4"/>public SalaryService(ISalaryCalculation calculation)</text:p>
      <text:p text:style-name="Normal"><text:s text:c="4"/>{</text:p>
      <text:p text:style-name="Normal"><text:s text:c="8"/>_calculation = calculation;</text:p>
      <text:p text:style-name="Normal"><text:s text:c="4"/>}</text:p>
      <text:p text:style-name="Normal"/>
      <text:p text:style-name="Normal"><text:s text:c="4"/>public double GetSalary(double amount, int days)</text:p>
      <text:p text:style-name="Normal"><text:s text:c="4"/>{</text:p>
      <text:p text:style-name="Normal"><text:s text:c="8"/>return _calculation.salary(amount, days);</text:p>
      <text:p text:style-name="Normal"><text:s text:c="4"/>}</text:p>
      <text:p text:style-name="Normal">}</text:p>
      <text:p text:style-name="Normal"/>
      <text:p text:style-name="Normal">// MAIN</text:p>
      <text:p text:style-name="Normal">public class Overall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8"/>EmployeeDetails emp = new EmployeeDetails();</text:p>
      <text:p text:style-name="Normal"><text:s text:c="8"/>emp.setId(123);</text:p>
      <text:p text:style-name="Normal"><text:s text:c="8"/>emp.setName("sravya");</text:p>
      <text:p text:style-name="Normal"><text:s text:c="8"/>Console.WriteLine(emp.getId());</text:p>
      <text:p text:style-name="Normal"><text:s text:c="8"/>Console.WriteLine(emp.getName());</text:p>
      <text:p text:style-name="Normal"/>
      <text:p text:style-name="Normal"><text:s text:c="8"/>InternalEmployee emp2 = new InternalEmployee();</text:p>
      <text:p text:style-name="Normal"><text:s text:c="8"/>Manager manager1 = new Manager();</text:p>
      <text:p text:style-name="Normal"><text:s text:c="8"/>Console.WriteLine(manager1.InsuranceCalculation());</text:p>
      <text:p text:style-name="Normal"/>
      <text:p text:style-name="Normal"><text:s text:c="8"/>Managing managing = new Managing();</text:p>
      <text:p text:style-name="Normal"><text:s text:c="8"/>managing.create();</text:p>
      <text:p text:style-name="Normal"><text:s text:c="8"/>managing.update();</text:p>
      <text:p text:style-name="Normal"><text:s text:c="8"/>managing.delete();</text:p>
      <text:soft-page-break/>
      <text:p text:style-name="Normal"><text:s text:c="8"/>managing.read();</text:p>
      <text:p text:style-name="Normal"/>
      <text:p text:style-name="Normal"><text:s text:c="8"/>Report rep = new Report();</text:p>
      <text:p text:style-name="Normal"><text:s text:c="8"/>rep.read();</text:p>
      <text:p text:style-name="Normal"/>
      <text:p text:style-name="Normal"><text:s text:c="8"/>ISalaryCalculation managerCalc = new ManagerSalaryCalculation();</text:p>
      <text:p text:style-name="Normal"><text:s text:c="8"/>ISalaryCalculation salesCalc = new SalesSalaryCalculation();</text:p>
      <text:p text:style-name="Normal"/>
      <text:p text:style-name="Normal"><text:s text:c="8"/>SalaryService managerService = new SalaryService(managerCalc);</text:p>
      <text:p text:style-name="Normal"><text:s text:c="8"/>SalaryService salesService = new SalaryService(salesCalc);</text:p>
      <text:p text:style-name="Normal"/>
      <text:p text:style-name="Normal"><text:s text:c="8"/>Console.WriteLine("Manager Salary: " + managerService.GetSalary(400000, 30));</text:p>
      <text:p text:style-name="Normal"><text:s text:c="8"/>Console.WriteLine("Sales Salary: " + salesService.GetSalary(30000, 28));</text:p>
      <text:p text:style-name="Normal"><text:s text:c="4"/>}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ravya Kakarla</meta:initial-creator>
    <dc:creator>Sravya Kakarla</dc:creator>
    <meta:creation-date>2025-05-28T03:02:00Z</meta:creation-date>
    <dc:date>2025-05-28T03:02:00Z</dc:date>
    <meta:template xlink:href="Normal" xlink:type="simple"/>
    <meta:editing-cycles>2</meta:editing-cycles>
    <meta:editing-duration>PT60S</meta:editing-duration>
    <meta:document-statistic meta:page-count="5" meta:paragraph-count="6" meta:word-count="472" meta:character-count="3162" meta:row-count="22" meta:non-whitespace-character-count="2696"/>
  </office:meta>
</office:document-meta>
</file>